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ae64e" officeooo:paragraph-rsid="000ae64e" style:font-weight-asian="bold" style:font-weight-complex="bold"/>
    </style:style>
    <style:style style:name="P3" style:family="paragraph" style:parent-style-name="Standard">
      <style:text-properties fo:font-weight="bold" officeooo:rsid="000b6820" officeooo:paragraph-rsid="000b6820" style:font-weight-asian="bold" style:font-weight-complex="bold"/>
    </style:style>
    <style:style style:name="P4" style:family="paragraph" style:parent-style-name="Standard">
      <style:text-properties fo:font-weight="bold" officeooo:rsid="000d099c" officeooo:paragraph-rsid="000d099c" style:font-weight-asian="bold" style:font-weight-complex="bold"/>
    </style:style>
    <style:style style:name="P5" style:family="paragraph" style:parent-style-name="Standard">
      <style:text-properties fo:font-weight="bold" officeooo:rsid="000db1fa" officeooo:paragraph-rsid="000db1fa" style:font-weight-asian="bold" style:font-weight-complex="bold"/>
    </style:style>
    <style:style style:name="P6" style:family="paragraph" style:parent-style-name="Standard">
      <style:text-properties fo:font-weight="bold" officeooo:rsid="000dc0c1" officeooo:paragraph-rsid="000dc0c1" style:font-weight-asian="bold" style:font-weight-complex="bold"/>
    </style:style>
    <style:style style:name="P7" style:family="paragraph" style:parent-style-name="Standard">
      <style:text-properties fo:font-weight="bold" officeooo:rsid="000e1b37" officeooo:paragraph-rsid="000e1b37" style:font-weight-asian="bold" style:font-weight-complex="bold"/>
    </style:style>
    <style:style style:name="P8" style:family="paragraph" style:parent-style-name="Standard">
      <style:text-properties fo:font-weight="bold" officeooo:rsid="000fce5c" officeooo:paragraph-rsid="000fce5c" style:font-weight-asian="bold" style:font-weight-complex="bold"/>
    </style:style>
    <style:style style:name="P9" style:family="paragraph" style:parent-style-name="Standard">
      <style:text-properties officeooo:rsid="0003b0e2" officeooo:paragraph-rsid="0003b0e2"/>
    </style:style>
    <style:style style:name="P10" style:family="paragraph" style:parent-style-name="Standard">
      <style:text-properties officeooo:rsid="00091af0" officeooo:paragraph-rsid="00091af0"/>
    </style:style>
    <style:style style:name="P11" style:family="paragraph" style:parent-style-name="Standard">
      <style:text-properties officeooo:rsid="000ae64e" officeooo:paragraph-rsid="000ae64e"/>
    </style:style>
    <style:style style:name="P12" style:family="paragraph" style:parent-style-name="Standard">
      <style:text-properties officeooo:rsid="000b6820" officeooo:paragraph-rsid="000b6820"/>
    </style:style>
    <style:style style:name="P13" style:family="paragraph" style:parent-style-name="Standard">
      <style:text-properties fo:background-color="#ffff00"/>
    </style:style>
    <style:style style:name="P14" style:family="paragraph" style:parent-style-name="Standard">
      <style:text-properties officeooo:rsid="0009ae76" officeooo:paragraph-rsid="0009ae76" fo:background-color="#ffff00"/>
    </style:style>
    <style:style style:name="P15" style:family="paragraph" style:parent-style-name="Standard">
      <style:paragraph-properties fo:text-align="start" style:justify-single-word="false"/>
      <style:text-properties officeooo:rsid="000260c6" officeooo:paragraph-rsid="000260c6" fo:background-color="#ffff00"/>
    </style:style>
    <style:style style:name="P16" style:family="paragraph" style:parent-style-name="Standard">
      <style:text-properties officeooo:rsid="000260c6" officeooo:paragraph-rsid="000260c6" fo:background-color="#81d41a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01db"/>
    </style:style>
    <style:style style:name="T4" style:family="text">
      <style:text-properties officeooo:rsid="0006f0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runa – Irrigação Automatizada</text:p>
      <text:p text:style-name="Standard"/>
      <text:p text:style-name="Standard">INTRODUÇÃO</text:p>
      <text:p text:style-name="Standard"/>
      <text:p text:style-name="P13">Tem um subtítulo antes do abstract</text:p>
      <text:p text:style-name="P14">Email incorreto</text:p>
      <text:p text:style-name="P1">Cultivo de plantas tem se tornado popular?!</text:p>
      <text:p text:style-name="P16">Introdução não tem citação</text:p>
      <text:p text:style-name="P16">A 1.<text:span text:style-name="T1">a</text:span> citação aparece Fernandes (2021) [4], ou o número 4 está errado (deveria ser [1]) e a formatação ou se usa do IEEE ou APA. Teixeira (2018) está sem colchetes ou número</text:p>
      <text:p text:style-name="P16">Objetivo: Irrigação automatizada, React Native, Monitorar temperatura e umidade, Histórico</text:p>
      <text:p text:style-name="P15">Falta um título FUNDAMENTAÇÃO TEÓRICA</text:p>
      <text:p text:style-name="P9">Formatação dos Subtítulos dentro da fundamentação</text:p>
      <text:p text:style-name="Standard">Automação de Hortas: último parágrafo: <text:span text:style-name="T2">criptografia</text:span>?</text:p>
      <text:p text:style-name="Standard">Remover espaço em branco ao redor da figura.</text:p>
      <text:p text:style-name="Standard"/>
      <text:p text:style-name="Standard">TRABALHOS RELACIONADOS</text:p>
      <text:p text:style-name="Standard"><text:span text:style-name="T3">1º Trabalho relacionado: o</text:span> texto <text:span text:style-name="T3">e</text:span>stá muito enrolado, não se entende o que o autor pretende.</text:p>
      <text:p text:style-name="Standard">Não dá pra saber o que o M.Garden TEC faz</text:p>
      <text:p text:style-name="Standard">Separar legenda (Não é possível ler o texto das figuras, imagem borrada)</text:p>
      <text:p text:style-name="Standard">2º trabalho relacionado Flora Notification App ou é Flora que chama?</text:p>
      <text:p text:style-name="Standard">Enfim, já está bem melhor escrito</text:p>
      <text:p text:style-name="Standard">Legenda errada.</text:p>
      <text:p text:style-name="Standard">Muito espaço em branco entre as páginas 3 e 4</text:p>
      <text:p text:style-name="Standard">3º me parece apenas um app para configurar tarefas periódicas / lembrete, certo?</text:p>
      <text:p text:style-name="Standard"/>
      <text:p text:style-name="Standard">SOLUÇÃO PROPOSTA</text:p>
      <text:p text:style-name="Standard">Título <text:span text:style-name="T4">bem no final da página não fica legal, deveria ter pelo menos um parágrafo de texto antes da quebra de coluna</text:span></text:p>
      <text:p text:style-name="Standard">Figura 8 está muito pequena, não dá pra ver nada</text:p>
      <text:p text:style-name="Standard">Considerou uso de solenóide?</text:p>
      <text:p text:style-name="Standard">Figura 9, a legenda ficou na outra página</text:p>
      <text:p text:style-name="Standard">Não colocar linhas em branco entre os requisitos</text:p>
      <text:p text:style-name="Standard">Não usar &lt;&gt; na numeração dos requisitos</text:p>
      <text:p text:style-name="Standard">Prioridade confusa por causa da quebra de linha</text:p>
      <text:p text:style-name="Standard">Não explicar demais os requisitos, isto deve ser feito em outro local do texto</text:p>
      <text:p text:style-name="Standard">Acho que tem requisito demais</text:p>
      <text:p text:style-name="Standard"/>
      <text:p text:style-name="Standard">Diagrama de caso de uso fonte muito pequena, não há monitoramento nos casos de uso.</text:p>
      <text:p text:style-name="Standard">Tem lugar que diz que o sitema é pra irrigação automatizada, outro local é só pra monitorar pra cuidar das plantas, passar um pente fino em todo o texto e verificar inconsistências</text:p>
      <text:p text:style-name="Standard">Periodicidade</text:p>
      <text:p text:style-name="Standard">Porque precisa no BD uma tabela placa?</text:p>
      <text:p text:style-name="Standard">Colcha de retalhos</text:p>
      <text:p text:style-name="Standard">Protótipo de Tela: Manjerição é com J</text:p>
      <text:p text:style-name="P2">Em que a temperatura é necessária para decidir entre ativar a irrigação ou não?</text:p>
      <text:p text:style-name="P3">Circuito aberto ou circuito fechado</text:p>
      <text:p text:style-name="Standard">RESULTADOS</text:p>
      <text:p text:style-name="Standard">Não entendi nada</text:p>
      <text:p text:style-name="P10">LIMITAÇÕES</text:p>
      <text:p text:style-name="P10">Idem</text:p>
      <text:p text:style-name="P10"/>
      <text:p text:style-name="P10">Aspecto geral, formatação, precisa melhorar muito</text:p>
      <text:p text:style-name="P11">Há muito texto nos slides</text:p>
      <text:p text:style-name="P12"><text:soft-page-break/>MongoDB não aparece no texto</text:p>
      <text:p text:style-name="P4">Notificação falha no sistema ou ausência de água.</text:p>
      <text:p text:style-name="P4">Número de usuários</text:p>
      <text:p text:style-name="P5">reduzir uso bateria</text:p>
      <text:p text:style-name="P6">acionamento automático ou manual</text:p>
      <text:p text:style-name="P7">Recuperação de senha</text:p>
      <text:p text:style-name="P8">Comunicação cel→BT, cel→ nuvem→ esp</text:p>
      <text:p text:style-name="P8">uma placa vários sensores/plantas ou uma placa por planta?</text:p>
      <text:p text:style-name="P8">Referências não incluídas no trabalho?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4:18:01.053000000</meta:creation-date>
    <dc:date>2025-02-13T16:10:16.840000000</dc:date>
    <meta:editing-duration>PT2H34M30S</meta:editing-duration>
    <meta:editing-cycles>14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54" meta:word-count="407" meta:character-count="2455" meta:non-whitespace-character-count="2101"/>
  </office:meta>
</office:document-meta>
</file>